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F000001A71D4B78BBFFC8687F.png" manifest:media-type="image/png"/>
  <manifest:file-entry manifest:full-path="Pictures/10000201000001A700000061D685C6EB496216E2.png" manifest:media-type="image/png"/>
  <manifest:file-entry manifest:full-path="Pictures/100002010000020100000051C528AECCCE6F54D9.png" manifest:media-type="image/png"/>
  <manifest:file-entry manifest:full-path="Pictures/100002010000023500000173AA6F0B5E1D0732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d7e2" officeooo:paragraph-rsid="0011d7e2"/>
    </style:style>
    <style:style style:name="P2" style:family="paragraph" style:parent-style-name="Standard">
      <style:text-properties officeooo:rsid="0013034a" officeooo:paragraph-rsid="001303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2</text:p>
      <text:p text:style-name="P1"><draw:frame draw:style-name="fr1" draw:name="Image1" text:anchor-type="paragraph" svg:x="-0.0634in" svg:y="0.4063in" svg:width="4.4063in" svg:height="1.0102in" draw:z-index="0"><draw:image xlink:href="Pictures/10000201000001A700000061D685C6EB496216E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5.8854in" svg:height="3.8646in" draw:z-index="1"><draw:image xlink:href="Pictures/100002010000023500000173AA6F0B5E1D07325B.png" xlink:type="simple" xlink:show="embed" xlink:actuate="onLoad" loext:mime-type="image/png"/></draw:frame></text:p>
      <text:p text:style-name="P1"/>
      <text:p text:style-name="P1"/>
      <text:p text:style-name="P2">TASK1</text:p>
      <text:p text:style-name="P2"/>
      <text:p text:style-name="P2"/>
      <text:p text:style-name="P1"><draw:frame draw:style-name="fr1" draw:name="Image3" text:anchor-type="paragraph" svg:x="-0.2193in" svg:y="0.098in" svg:width="5.3437in" svg:height="0.8437in" draw:z-index="2"><draw:image xlink:href="Pictures/100002010000020100000051C528AECCCE6F54D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paragraph" svg:width="4.6563in" svg:height="4.4063in" draw:z-index="3"><draw:image xlink:href="Pictures/10000201000001BF000001A71D4B78BBFFC868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09:10.052244885</meta:creation-date>
    <dc:date>2019-11-04T11:17:31.036883105</dc:date>
    <meta:editing-duration>PT8M23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2" meta:word-count="2" meta:character-count="10" meta:non-whitespace-character-count="10"/>
  </office:meta>
</office:document-meta>
</file>